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fo:font-weight="normal" officeooo:rsid="000d3f50" officeooo:paragraph-rsid="000d3f50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irectory contains all my ongoing and completed Machine Learning Projects.</text:p>
      <text:p text:style-name="P1"/>
      <text:p text:style-name="P1">Author – Divyanshu Mish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808080" style:writing-mode="lr-tb" draw:fill="solid" draw:fill-color="#80808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2:12:14.711440041</meta:creation-date>
    <dc:date>2021-03-11T22:15:54.843896686</dc:date>
    <meta:editing-duration>PT3M41S</meta:editing-duration>
    <meta:editing-cycles>1</meta:editing-cycles>
    <meta:document-statistic meta:table-count="0" meta:image-count="0" meta:object-count="0" meta:page-count="1" meta:paragraph-count="2" meta:word-count="14" meta:character-count="104" meta:non-whitespace-character-count="91"/>
    <meta:generator>LibreOffice/6.4.6.2$Linux_X86_64 LibreOffice_project/40$Build-2</meta:generator>
  </office:meta>
</office:document-meta>
</file>